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6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6.4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6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6.4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6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6.48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1b5dc9" officeooo:paragraph-rsid="001b5dc9"/>
    </style:style>
    <style:style style:name="P3" style:family="paragraph" style:parent-style-name="Text_20_body">
      <style:paragraph-properties fo:text-align="end" style:justify-single-word="false"/>
      <style:text-properties officeooo:rsid="001b8454" officeooo:paragraph-rsid="001b8454"/>
    </style:style>
    <style:style style:name="P4" style:family="paragraph" style:parent-style-name="Text_20_body">
      <style:paragraph-properties fo:text-align="start" style:justify-single-word="false"/>
      <style:text-properties officeooo:rsid="001e3683" officeooo:paragraph-rsid="001e3683"/>
    </style:style>
    <style:style style:name="P5" style:family="paragraph" style:parent-style-name="Text_20_body">
      <style:paragraph-properties fo:text-align="start" style:justify-single-word="false"/>
      <style:text-properties officeooo:rsid="001e3683" officeooo:paragraph-rsid="00224e1c"/>
    </style:style>
    <style:style style:name="P6" style:family="paragraph" style:parent-style-name="Text_20_body">
      <style:text-properties officeooo:rsid="0026109d" officeooo:paragraph-rsid="0026109d"/>
    </style:style>
    <style:style style:name="P7" style:family="paragraph" style:parent-style-name="Text_20_body">
      <style:text-properties officeooo:rsid="0026aa80" officeooo:paragraph-rsid="0026aa80"/>
    </style:style>
    <style:style style:name="P8" style:family="paragraph" style:parent-style-name="Text_20_body">
      <style:text-properties officeooo:rsid="00516b9e" officeooo:paragraph-rsid="00516b9e"/>
    </style:style>
    <style:style style:name="P9" style:family="paragraph" style:parent-style-name="Text_20_body">
      <style:text-properties officeooo:rsid="0094dcd6" officeooo:paragraph-rsid="0026109d"/>
    </style:style>
    <style:style style:name="P10" style:family="paragraph" style:parent-style-name="Table_20_Contents">
      <style:text-properties style:font-name="Courier 10 Pitch" officeooo:rsid="0026109d" officeooo:paragraph-rsid="0026109d"/>
    </style:style>
    <style:style style:name="P11" style:family="paragraph" style:parent-style-name="Table_20_Contents">
      <style:text-properties style:font-name="Courier 10 Pitch" officeooo:rsid="0026109d" officeooo:paragraph-rsid="0026f13d"/>
    </style:style>
    <style:style style:name="P12" style:family="paragraph" style:parent-style-name="Table_20_Contents">
      <style:text-properties style:font-name="Courier 10 Pitch" officeooo:rsid="0026f13d" officeooo:paragraph-rsid="0026f13d"/>
    </style:style>
    <style:style style:name="P13" style:family="paragraph" style:parent-style-name="Standard">
      <style:text-properties style:font-name="Courier 10 Pitch"/>
    </style:style>
    <style:style style:name="P14" style:family="paragraph" style:parent-style-name="Standard">
      <style:text-properties style:font-name="Courier 10 Pitch" officeooo:rsid="011f1000" officeooo:paragraph-rsid="011f1000"/>
    </style:style>
    <style:style style:name="P15" style:family="paragraph" style:parent-style-name="Standard">
      <style:text-properties style:font-name="Courier 10 Pitch" officeooo:rsid="012cfb8e" officeooo:paragraph-rsid="012cfb8e"/>
    </style:style>
    <style:style style:name="P16" style:family="paragraph" style:parent-style-name="Text_20_body">
      <style:paragraph-properties fo:text-align="start" style:justify-single-word="false"/>
      <style:text-properties officeooo:rsid="010ee1bf" officeooo:paragraph-rsid="010ee1bf"/>
    </style:style>
    <style:style style:name="P17" style:family="paragraph" style:parent-style-name="Text_20_body">
      <style:paragraph-properties fo:text-align="start" style:justify-single-word="false"/>
      <style:text-properties officeooo:rsid="010ee1bf" officeooo:paragraph-rsid="01189b67"/>
    </style:style>
    <style:style style:name="P18" style:family="paragraph" style:parent-style-name="Text_20_body">
      <style:paragraph-properties fo:text-align="start" style:justify-single-word="false"/>
      <style:text-properties officeooo:rsid="010ee1bf" officeooo:paragraph-rsid="0129ff66"/>
    </style:style>
    <style:style style:name="P19" style:family="paragraph" style:parent-style-name="Text_20_body">
      <style:paragraph-properties fo:text-align="start" style:justify-single-word="false"/>
      <style:text-properties officeooo:paragraph-rsid="0037bddc"/>
    </style:style>
    <style:style style:name="P20" style:family="paragraph" style:parent-style-name="Text_20_body">
      <style:paragraph-properties fo:text-align="start" style:justify-single-word="false"/>
      <style:text-properties officeooo:paragraph-rsid="01189b67"/>
    </style:style>
    <style:style style:name="P21" style:family="paragraph" style:parent-style-name="Text_20_body">
      <style:paragraph-properties fo:text-align="start" style:justify-single-word="false"/>
      <style:text-properties officeooo:paragraph-rsid="0129ff66"/>
    </style:style>
    <style:style style:name="P22" style:family="paragraph" style:parent-style-name="Text_20_body">
      <style:text-properties officeooo:rsid="00516b9e" officeooo:paragraph-rsid="01189b67"/>
    </style:style>
    <style:style style:name="P23" style:family="paragraph" style:parent-style-name="Text_20_body">
      <style:text-properties officeooo:rsid="00516b9e" officeooo:paragraph-rsid="0129ff66"/>
    </style:style>
    <style:style style:name="P24" style:family="paragraph" style:parent-style-name="Text_20_body">
      <style:paragraph-properties fo:text-align="start" style:justify-single-word="false"/>
      <style:text-properties officeooo:rsid="001e3683" officeooo:paragraph-rsid="01189b67"/>
    </style:style>
    <style:style style:name="P25" style:family="paragraph" style:parent-style-name="Text_20_body">
      <style:paragraph-properties fo:text-align="start" style:justify-single-word="false"/>
      <style:text-properties officeooo:rsid="001e3683" officeooo:paragraph-rsid="0129ff66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644693"/>
    </style:style>
    <style:style style:name="P28" style:family="paragraph" style:parent-style-name="Heading_20_1">
      <style:paragraph-properties fo:break-before="page"/>
      <style:text-properties officeooo:paragraph-rsid="01189b67"/>
    </style:style>
    <style:style style:name="P29" style:family="paragraph" style:parent-style-name="Heading_20_1">
      <style:paragraph-properties fo:break-before="page"/>
      <style:text-properties officeooo:paragraph-rsid="0129ff66"/>
    </style:style>
    <style:style style:name="P3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dc67d" officeooo:paragraph-rsid="010dc67d" style:font-weight-asian="normal" style:font-weight-complex="normal"/>
    </style:style>
    <style:style style:name="P3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ee1bf" officeooo:paragraph-rsid="010ee1bf" style:font-weight-asian="normal" style:font-weight-complex="normal"/>
    </style:style>
    <style:style style:name="P3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0fe1a2" officeooo:paragraph-rsid="010fe1a2" style:font-weight-asian="normal" style:font-weight-complex="normal"/>
    </style:style>
    <style:style style:name="P3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159b65" officeooo:paragraph-rsid="01159b65" style:font-weight-asian="normal" style:font-weight-complex="normal"/>
    </style:style>
    <style:style style:name="P3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1c38c3" officeooo:paragraph-rsid="011c38c3" style:font-weight-asian="normal" style:font-weight-complex="normal"/>
    </style:style>
    <style:style style:name="P3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1dc313" officeooo:paragraph-rsid="011dc313" style:font-weight-asian="normal" style:font-weight-complex="normal"/>
    </style:style>
    <style:style style:name="P3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1e0277" officeooo:paragraph-rsid="011e0277" style:font-weight-asian="normal" style:font-weight-complex="normal"/>
    </style:style>
    <style:style style:name="P3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19b0a" officeooo:paragraph-rsid="01219b0a" style:font-weight-asian="normal" style:font-weight-complex="normal"/>
    </style:style>
    <style:style style:name="P3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2c27a" officeooo:paragraph-rsid="0122c27a" style:font-weight-asian="normal" style:font-weight-complex="normal"/>
    </style:style>
    <style:style style:name="P3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30ec6" officeooo:paragraph-rsid="01230ec6" style:font-weight-asian="normal" style:font-weight-complex="normal"/>
    </style:style>
    <style:style style:name="P4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4cb25" officeooo:paragraph-rsid="0124cb25" style:font-weight-asian="normal" style:font-weight-complex="normal"/>
    </style:style>
    <style:style style:name="P41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6143c" officeooo:paragraph-rsid="0126143c" style:font-weight-asian="normal" style:font-weight-complex="normal"/>
    </style:style>
    <style:style style:name="P42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8f8e4" officeooo:paragraph-rsid="0128f8e4" style:font-weight-asian="normal" style:font-weight-complex="normal"/>
    </style:style>
    <style:style style:name="P43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ec6ab" officeooo:paragraph-rsid="012ec6ab" style:font-weight-asian="normal" style:font-weight-complex="normal"/>
    </style:style>
    <style:style style:name="P44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2ec6ab" officeooo:paragraph-rsid="01351b94" style:font-weight-asian="normal" style:font-weight-complex="normal"/>
    </style:style>
    <style:style style:name="P45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1a32d" officeooo:paragraph-rsid="0131a32d" style:font-weight-asian="normal" style:font-weight-complex="normal"/>
    </style:style>
    <style:style style:name="P46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1a32d" officeooo:paragraph-rsid="0136c5ce" style:font-weight-asian="normal" style:font-weight-complex="normal"/>
    </style:style>
    <style:style style:name="P47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25dfc" officeooo:paragraph-rsid="01325dfc" style:font-weight-asian="normal" style:font-weight-complex="normal"/>
    </style:style>
    <style:style style:name="P48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25dfc" officeooo:paragraph-rsid="0136c5ce" style:font-weight-asian="normal" style:font-weight-complex="normal"/>
    </style:style>
    <style:style style:name="P49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27287" officeooo:paragraph-rsid="01327287" style:font-weight-asian="normal" style:font-weight-complex="normal"/>
    </style:style>
    <style:style style:name="P50" style:family="paragraph" style:parent-style-name="Table_20_Contents">
      <style:paragraph-properties fo:margin-top="0in" fo:margin-bottom="0.0598in" style:contextual-spacing="false" fo:text-align="start" style:justify-single-word="false"/>
      <style:text-properties fo:font-weight="normal" officeooo:rsid="01327287" officeooo:paragraph-rsid="0136c5ce" style:font-weight-asian="normal" style:font-weight-complex="normal"/>
    </style:style>
    <style:style style:name="P51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0dc67d" officeooo:paragraph-rsid="010dc67d"/>
    </style:style>
    <style:style style:name="P52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10d37d" officeooo:paragraph-rsid="0110d37d"/>
    </style:style>
    <style:style style:name="P53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118a57" officeooo:paragraph-rsid="01118a57"/>
    </style:style>
    <style:style style:name="P54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19bd95" officeooo:paragraph-rsid="0119bd95"/>
    </style:style>
    <style:style style:name="P55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1f1000" officeooo:paragraph-rsid="011f1000"/>
    </style:style>
    <style:style style:name="P56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20641e" officeooo:paragraph-rsid="0120641e"/>
    </style:style>
    <style:style style:name="P57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2c55c0" officeooo:paragraph-rsid="012c55c0"/>
    </style:style>
    <style:style style:name="P58" style:family="paragraph" style:parent-style-name="Table_20_Contents">
      <style:paragraph-properties fo:margin-top="0in" fo:margin-bottom="0.0598in" style:contextual-spacing="false" fo:text-align="start" style:justify-single-word="false"/>
      <style:text-properties officeooo:rsid="013355bb" officeooo:paragraph-rsid="013355bb"/>
    </style:style>
    <style:style style:name="T1" style:family="text">
      <style:text-properties officeooo:rsid="001861ea"/>
    </style:style>
    <style:style style:name="T2" style:family="text">
      <style:text-properties officeooo:rsid="001fde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105f2c" style:font-weight-asian="bold" style:font-weight-complex="bold"/>
    </style:style>
    <style:style style:name="T5" style:family="text">
      <style:text-properties fo:font-weight="bold" officeooo:rsid="0130a8f5" style:font-weight-asian="bold" style:font-weight-complex="bold"/>
    </style:style>
    <style:style style:name="T6" style:family="text">
      <style:text-properties fo:font-weight="bold" officeooo:rsid="0138c476" style:font-weight-asian="bold" style:font-weight-complex="bold"/>
    </style:style>
    <style:style style:name="T7" style:family="text">
      <style:text-properties fo:font-weight="bold" officeooo:rsid="0139d6e7" style:font-weight-asian="bold" style:font-weight-complex="bold"/>
    </style:style>
    <style:style style:name="T8" style:family="text">
      <style:text-properties officeooo:rsid="010d6ec2"/>
    </style:style>
    <style:style style:name="T9" style:family="text">
      <style:text-properties fo:font-weight="normal" officeooo:rsid="0131a32d" style:font-weight-asian="normal" style:font-weight-complex="normal"/>
    </style:style>
    <style:style style:name="T10" style:family="text">
      <style:text-properties officeooo:rsid="01105f2c"/>
    </style:style>
    <style:style style:name="T11" style:family="text">
      <style:text-properties officeooo:rsid="0116e5df"/>
    </style:style>
    <style:style style:name="T12" style:family="text">
      <style:text-properties officeooo:rsid="0126e63d"/>
    </style:style>
    <style:style style:name="T13" style:family="text">
      <style:text-properties officeooo:rsid="01291af6"/>
    </style:style>
    <style:style style:name="T14" style:family="text">
      <style:text-properties officeooo:rsid="012a742c"/>
    </style:style>
    <style:style style:name="T15" style:family="text">
      <style:text-properties officeooo:rsid="0130a8f5"/>
    </style:style>
    <style:style style:name="T16" style:family="text">
      <style:text-properties officeooo:rsid="0138c476"/>
    </style:style>
    <style:style style:name="T17" style:family="text">
      <style:text-properties officeooo:rsid="0139d6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extra-credit homework to get more practice with programming, small steps at a time. Odd-numbered problems have answers on the next page, while you get credit for any even-numbered answers turned in. <text:span text:style-name="T2">Practice doing both even and odd problems, using the answers as a guide afterward.</text:span></text:p>
      <text:p text:style-name="P6">First, create a basic C++ progra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#include &lt;iostream&gt;</text:p>
            <text:p text:style-name="P12">#include &lt;string&gt;</text:p>
            <text:p text:style-name="P10">using namespace std;</text:p>
            <text:p text:style-name="P10"/>
            <text:p text:style-name="P10">int main()</text:p>
            <text:p text:style-name="P10">{</text:p>
            <text:p text:style-name="P10"><text:s text:c="4"/>return 0;</text:p>
            <text:p text:style-name="P10">}</text:p>
          </table:table-cell>
        </table:table-row>
      </table:table>
      <text:p text:style-name="P6"/>
      <text:p text:style-name="P6">For the turn-in problems (even numbered), you can have one right after another in the same program. Use a comment to specify which part of the code belongs to which problem. Exampl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#include &lt;iostream&gt;</text:p>
            <text:p text:style-name="P12">#include &lt;string&gt;</text:p>
            <text:p text:style-name="P10">using namespace std;</text:p>
            <text:p text:style-name="P10"/>
            <text:p text:style-name="P10">int main()</text:p>
            <text:p text:style-name="P10">{</text:p>
            <text:p text:style-name="P10"><text:s text:c="4"/>// Question 1.</text:p>
            <text:p text:style-name="P10"><text:s text:c="4"/>int number;</text:p>
            <text:p text:style-name="P10"><text:s text:c="4"/></text:p>
            <text:p text:style-name="P10"><text:s text:c="4"/>// Question 2.</text:p>
            <text:p text:style-name="P10"><text:s text:c="4"/>char letter;</text:p>
            <text:p text:style-name="P10"><text:s text:c="4"/></text:p>
            <text:p text:style-name="P10"><text:s text:c="4"/>return 0;</text:p>
            <text:p text:style-name="P10">}</text:p>
          </table:table-cell>
        </table:table-row>
      </table:table>
      <text:p text:style-name="P9"/>
      <text:p text:style-name="P7">Submit the .cpp (C++ Source) file once you are done.</text:p>
      <text:p text:style-name="P6"/>
      <text:p text:style-name="P3"/>
      <text:h text:style-name="P26" text:outline-level="1">Questions: <text:span text:style-name="T8">Nesting If Statements</text:span></text:h>
      <text:p text:style-name="P8">Points possible: <text:span text:style-name="T11">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1.</text:p>
          </table:table-cell>
          <table:table-cell table:style-name="Table1.B1" office:value-type="string">
            <text:p text:style-name="P30">Create a string called <text:span text:style-name="T3">userChoice</text:span>, and create an integer called <text:span text:style-name="T3">age</text:span>.</text:p>
            <text:p text:style-name="P31">Output the text, <text:span text:style-name="T3">What do you want to drink? </text:span>Get the user's input and store it in <text:span text:style-name="T3">userChoice</text:span>.</text:p>
            <text:p text:style-name="P31">If the user's choice is <text:span text:style-name="T3">Beer</text:span>, then ask the user to input their <text:span text:style-name="T3">age</text:span>.</text:p>
            <text:p text:style-name="P31">If <text:span text:style-name="T3">age</text:span> is greater than or equal to 21, output the text <text:span text:style-name="T3">Beer</text:span>. Otherwise, output <text:span text:style-name="T3">No beer for you.</text:span></text:p>
            <text:p text:style-name="P32">If the user's choice wasn't Beer, then output <text:span text:style-name="T10">the text </text:span><text:span text:style-name="T4">Here, have a</text:span><text:span text:style-name="T10"> , followed by the value of</text:span> <text:span text:style-name="T3">userChoice</text:span> to the screen.</text:p>
          </table:table-cell>
        </table:table-row>
        <table:table-row>
          <table:table-cell table:style-name="Table1.A2" office:value-type="string">
            <text:p text:style-name="P53">2.</text:p>
          </table:table-cell>
          <table:table-cell table:style-name="Table1.B2" office:value-type="string">
            <text:p text:style-name="P33">Create a float called <text:span text:style-name="T3">money</text:span>, another float called <text:span text:style-name="T3">price</text:span> and set to <text:span text:style-name="T3">9.99</text:span>, and a string called <text:span text:style-name="T3">wantToBuy</text:span>.</text:p>
            <text:p text:style-name="P33">As the user, <text:span text:style-name="T3">Do you want to buy item for $</text:span> , and then output the value of <text:span text:style-name="T3">price</text:span>.</text:p>
            <text:p text:style-name="P33">Get the user's input and store it in <text:span text:style-name="T3">wantToBuy</text:span>.</text:p>
            <text:p text:style-name="P33">If <text:span text:style-name="T3">wantToBuy</text:span> is equal to <text:span text:style-name="T3">yes</text:span>, then ask the user <text:span text:style-name="T3">How much money do you have?</text:span> Store the user's answer in <text:span text:style-name="T3">money</text:span>.</text:p>
            <text:p text:style-name="P33">If <text:span text:style-name="T3">money </text:span>is greater or equal to the <text:span text:style-name="T3">price</text:span>, output <text:span text:style-name="T3">SOLD!</text:span></text:p>
            <text:p text:style-name="P33">Otherwise, output <text:span text:style-name="T3">You don't have enough money.</text:span></text:p>
            <text:p text:style-name="P33">If <text:span text:style-name="T3">wantToBuy</text:span> is equal to <text:span text:style-name="T3">no</text:span>, then output <text:span text:style-name="T3">Get outta here!</text:span></text:p>
          </table:table-cell>
        </table:table-row>
      </table:table>
      <text:p text:style-name="P4"/>
      <text:p text:style-name="P16"/>
      <text:h text:style-name="P27" text:outline-level="1">Answers: <text:span text:style-name="T8">Nesting If Statement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1.</text:p>
          </table:table-cell>
          <table:table-cell table:style-name="Table2.B1" office:value-type="string">
            <text:p text:style-name="P13">string userChoice;</text:p>
            <text:p text:style-name="P13">int age;</text:p>
            <text:p text:style-name="P13"/>
            <text:p text:style-name="P13">cout &lt;&lt; "What do you want to drink? ";</text:p>
            <text:p text:style-name="P13">cin &gt;&gt; userChoice;</text:p>
            <text:p text:style-name="P13"/>
            <text:p text:style-name="P13">if ( userChoice == "Beer" )</text:p>
            <text:p text:style-name="P13">{</text:p>
            <text:p text:style-name="P13"><text:s text:c="4"/>cout &lt;&lt; "What is your age? ";</text:p>
            <text:p text:style-name="P13"><text:s text:c="4"/>cin &gt;&gt; age;</text:p>
            <text:p text:style-name="P13"><text:s text:c="4"/>if ( age &gt;= 21 )</text:p>
            <text:p text:style-name="P13"><text:s text:c="4"/>{</text:p>
            <text:p text:style-name="P13"><text:s text:c="8"/>cout &lt;&lt; "Beer!" &lt;&lt; endl;</text:p>
            <text:p text:style-name="P13"><text:s text:c="4"/>}</text:p>
            <text:p text:style-name="P13"><text:s text:c="4"/>else</text:p>
            <text:p text:style-name="P13"><text:s text:c="4"/>{</text:p>
            <text:p text:style-name="P13"><text:s text:c="8"/>cout &lt;&lt; "No beer for you" &lt;&lt; endl;</text:p>
            <text:p text:style-name="P13"><text:s text:c="4"/>}</text:p>
            <text:p text:style-name="P13">}</text:p>
            <text:p text:style-name="P13">else</text:p>
            <text:p text:style-name="P13">{</text:p>
            <text:p text:style-name="P13"><text:s text:c="4"/>cout &lt;&lt; "Here, have a " &lt;&lt; userChoice &lt;&lt; endl;</text:p>
            <text:p text:style-name="P13">}</text:p>
          </table:table-cell>
        </table:table-row>
      </table:table>
      <text:p text:style-name="P5"/>
      <text:p text:style-name="P19"/>
      <text:h text:style-name="P28" text:outline-level="1">Questions: <text:span text:style-name="T8">Nesting Loops</text:span></text:h>
      <text:p text:style-name="P22">Points possible: <text:span text:style-name="T13">1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3.</text:p>
          </table:table-cell>
          <table:table-cell table:style-name="Table5.B1" office:value-type="string">
            <text:p text:style-name="P34">Create a boolean variable called <text:span text:style-name="T3">done</text:span> and set it equal to <text:span text:style-name="T3">false.</text:span></text:p>
            <text:p text:style-name="P34">Create a while loop that continues looping while <text:span text:style-name="T3">done </text:span>is not true (or, <text:span text:style-name="T3">done</text:span> is false).</text:p>
            <text:p text:style-name="P34">Inside the loop, ask the user if they want to quit. Store their input in a char variable named <text:span text:style-name="T3">choice</text:span>.</text:p>
            <text:p text:style-name="P34">Create an inside while loop that continues looping while the user input is invalid – in this case, while <text:span text:style-name="T3">choice</text:span> is not 'y' and <text:span text:style-name="T3">choice</text:span> is not 'n'.</text:p>
            <text:p text:style-name="P35">Inside the inner while loop, output <text:span text:style-name="T3">Invalid choice</text:span> and have the user input a new value to store into <text:span text:style-name="T3">choice</text:span>.</text:p>
            <text:p text:style-name="P36">After the inner while-loop, check to see whether <text:span text:style-name="T3">choice</text:span> is equal to <text:span text:style-name="T3">'y'</text:span>. If it is, set <text:span text:style-name="T3">done</text:span> to <text:span text:style-name="T3">true</text:span>.</text:p>
          </table:table-cell>
        </table:table-row>
        <table:table-row>
          <table:table-cell table:style-name="Table5.A2" office:value-type="string">
            <text:p text:style-name="P56">4.</text:p>
          </table:table-cell>
          <table:table-cell table:style-name="Table5.B2" office:value-type="string">
            <text:p text:style-name="P37">Create an integer variable called <text:span text:style-name="T3">countdown1</text:span>, and set it equal to <text:span text:style-name="T3">20</text:span>.</text:p>
            <text:p text:style-name="P38">Create a while loop that continues looping while <text:span text:style-name="T3">countdown1</text:span> is greater than <text:span text:style-name="T3">0</text:span>.</text:p>
            <text:p text:style-name="P42">Within the loop, decrement <text:span text:style-name="T3">countdown1</text:span> by <text:span text:style-name="T3">1</text:span> and output its value.</text:p>
            <text:p text:style-name="P39">Within the loop, create another integer variable called <text:span text:style-name="T3">countdown2</text:span> and set it equal to <text:span text:style-name="T3">10</text:span>.</text:p>
            <text:p text:style-name="P40">Create an inner while loop that continues looping while <text:span text:style-name="T3">countdown2</text:span> is greater than 0.</text:p>
            <text:p text:style-name="P41">Inside the countdown2 loop, decrement <text:span text:style-name="T3">countdown2</text:span> by <text:span text:style-name="T3">1</text:span> <text:span text:style-name="T12">and output its value.</text:span></text:p>
          </table:table-cell>
        </table:table-row>
      </table:table>
      <text:p text:style-name="P24"/>
      <text:p text:style-name="P17"/>
      <text:h text:style-name="P28" text:outline-level="1">Answers: <text:span text:style-name="T8">Nesting Loop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3.</text:p>
          </table:table-cell>
          <table:table-cell table:style-name="Table6.B1" office:value-type="string">
            <text:p text:style-name="P14">bool done = false;</text:p>
            <text:p text:style-name="P14">while ( !done )</text:p>
            <text:p text:style-name="P14">{</text:p>
            <text:p text:style-name="P14"><text:s text:c="4"/>cout &lt;&lt; "Quit? y/n: ";</text:p>
            <text:p text:style-name="P14"><text:s text:c="4"/>char choice;</text:p>
            <text:p text:style-name="P14"><text:s text:c="4"/>cin &gt;&gt; choice;</text:p>
            <text:p text:style-name="P14"/>
            <text:p text:style-name="P14"><text:s text:c="4"/>while ( choice != 'y' &amp;&amp; choice != 'n' )</text:p>
            <text:p text:style-name="P14"><text:s text:c="4"/>{</text:p>
            <text:p text:style-name="P14"><text:s text:c="8"/>cout &lt;&lt; "Invalid choice, try again: ";</text:p>
            <text:p text:style-name="P14"><text:s text:c="8"/>cin &gt;&gt; choice;</text:p>
            <text:p text:style-name="P14"><text:s text:c="4"/>}</text:p>
            <text:p text:style-name="P14"/>
            <text:p text:style-name="P14"><text:s text:c="4"/>if ( choice == 'y' )</text:p>
            <text:p text:style-name="P14"><text:s text:c="4"/>{</text:p>
            <text:p text:style-name="P14"><text:s text:c="8"/>done = true;</text:p>
            <text:p text:style-name="P14"><text:s text:c="4"/>}</text:p>
            <text:p text:style-name="P14">}</text:p>
          </table:table-cell>
        </table:table-row>
      </table:table>
      <text:p text:style-name="P24"/>
      <text:p text:style-name="P20"/>
      <text:h text:style-name="P29" text:outline-level="1">Questions: <text:span text:style-name="T8">Nesting For-Loops</text:span></text:h>
      <text:p text:style-name="P23">Points possible: <text:span text:style-name="T13">1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7">5.</text:p>
          </table:table-cell>
          <table:table-cell table:style-name="Table7.B1" office:value-type="string">
            <text:p text:style-name="P43">Create an outer for loop that uses an integer iterator variable called <text:span text:style-name="T3">y</text:span>. It begins at <text:span text:style-name="T3">0</text:span> and loops while it is less than <text:span text:style-name="T3">10</text:span>. <text:span text:style-name="T15">Every loop, it increments </text:span><text:span text:style-name="T5">y</text:span><text:span text:style-name="T15"> by one.</text:span></text:p>
            <text:p text:style-name="P45">Create an inner for loop that uses an integer iterator variable called <text:span text:style-name="T3">x</text:span>. It begins at <text:span text:style-name="T3">0</text:span> and loops while it is less than <text:span text:style-name="T3">20</text:span>. Every loop, it increments <text:span text:style-name="T3">x</text:span> by one.</text:p>
            <text:p text:style-name="P45"/>
            <text:p text:style-name="P47">Inside the inner for loop, output an asterisk <text:span text:style-name="T3">*</text:span> without an end line.</text:p>
            <text:p text:style-name="P49">Inside the outer loop and after the inner loop, output an end line.</text:p>
          </table:table-cell>
        </table:table-row>
        <table:table-row>
          <table:table-cell table:style-name="Table7.A2" office:value-type="string">
            <text:p text:style-name="P58">6.</text:p>
          </table:table-cell>
          <table:table-cell table:style-name="Table7.B2" office:value-type="string">
            <text:p text:style-name="P44">Create an outer for loop that uses an integer iterator variable called <text:span text:style-name="T3">y</text:span>. It begins at <text:span text:style-name="T3">0</text:span> and loops while it is less than <text:span text:style-name="T3">10</text:span>. <text:span text:style-name="T15">Every loop, it increments </text:span><text:span text:style-name="T5">y</text:span><text:span text:style-name="T15"> by one.</text:span></text:p>
            <text:p text:style-name="P46">Create an inner for loop that uses an integer iterator variable called <text:span text:style-name="T3">x</text:span>. It begins at <text:span text:style-name="T3">0</text:span> and loops while it is less than <text:span text:style-name="T3">20</text:span>. Every loop, it increments <text:span text:style-name="T3">x</text:span> by one.</text:p>
            <text:p text:style-name="P46"/>
            <text:p text:style-name="P48">Inside the inner for loop, output <text:span text:style-name="T16">the value of </text:span><text:span text:style-name="T6">x</text:span><text:span text:style-name="T16"> and end the line.</text:span></text:p>
            <text:p text:style-name="P50">Inside the outer loop and after the inner loop, <text:span text:style-name="T17">output the value of </text:span><text:span text:style-name="T7">y</text:span><text:span text:style-name="T17"> and end the line twice.</text:span></text:p>
          </table:table-cell>
        </table:table-row>
      </table:table>
      <text:p text:style-name="P25"/>
      <text:p text:style-name="P18"/>
      <text:h text:style-name="P29" text:outline-level="1">Answers: <text:span text:style-name="T14">Nesting For-Loops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7">5.</text:p>
          </table:table-cell>
          <table:table-cell table:style-name="Table8.B1" office:value-type="string">
            <text:p text:style-name="P15">for ( int y = 0; y &lt; 10; y++ )</text:p>
            <text:p text:style-name="P15">{</text:p>
            <text:p text:style-name="P15"><text:s text:c="4"/>for ( int x = 0; x &lt; 20; x++ )</text:p>
            <text:p text:style-name="P15"><text:s text:c="4"/>{</text:p>
            <text:p text:style-name="P15"><text:s text:c="8"/>cout &lt;&lt; "*";</text:p>
            <text:p text:style-name="P15"><text:s text:c="4"/>}</text:p>
            <text:p text:style-name="P15"><text:s text:c="4"/>cout &lt;&lt; endl;</text:p>
            <text:p text:style-name="P15">}</text:p>
          </table:table-cell>
        </table:table-row>
      </table:table>
      <text:p text:style-name="P2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6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ep-by-step Nesting Statements<text:tab/><text:tab/></text:span>Page <text:page-number text:select-page="current">7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1:46:13.262764793</meta:creation-date>
    <meta:editing-duration>PT2H26M22S</meta:editing-duration>
    <meta:editing-cycles>297</meta:editing-cycles>
    <meta:generator>LibreOffice/4.2.8.2$Linux_X86_64 LibreOffice_project/420m0$Build-2</meta:generator>
    <dc:title>PageNumber</dc:title>
    <dc:date>2016-01-29T15:33:04.387062445</dc:date>
    <meta:document-statistic meta:table-count="8" meta:image-count="0" meta:object-count="0" meta:page-count="7" meta:paragraph-count="120" meta:word-count="893" meta:character-count="4731" meta:non-whitespace-character-count="3786"/>
    <meta:template xlink:type="simple" xlink:actuate="onRequest" xlink:title="PageNumber" xlink:href="../../../../../.config/libreoffice/4/user/template/PageNumber.ott" meta:date="2016-01-29T11:46:12.166193697"/>
  </office:meta>
</office:document-meta>
</file>